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/>
        </table:table-row>
        <table:table-row table:style-name="ro1">
          <table:table-cell office:value-type="time" office:time-value="PT35089H2M3S" table:style-name="ce2">
            <text:p>01:02:03.000</text:p>
          </table:table-cell>
          <table:table-cell table:number-columns-repeated="16383"/>
        </table:table-row>
        <table:table-row table:style-name="ro1">
          <table:table-cell office:value-type="time" office:time-value="PT35090H45M56S" table:style-name="ce2">
            <text:p>02:45:56.100</text:p>
          </table:table-cell>
          <table:table-cell table:number-columns-repeated="16383"/>
        </table:table-row>
        <table:table-row table:style-name="ro1">
          <table:table-cell office:value-type="time" office:time-value="PT35092H29M49S" table:style-name="ce2">
            <text:p>04:29:49.200</text:p>
          </table:table-cell>
          <table:table-cell table:number-columns-repeated="16383"/>
        </table:table-row>
        <table:table-row table:style-name="ro1">
          <table:table-cell office:value-type="time" office:time-value="PT35094H13M42S" table:style-name="ce2">
            <text:p>06:13:42.300</text:p>
          </table:table-cell>
          <table:table-cell table:number-columns-repeated="16383"/>
        </table:table-row>
        <table:table-row table:style-name="ro1">
          <table:table-cell office:value-type="time" office:time-value="PT35095H57M35S" table:style-name="ce2">
            <text:p>07:57:35.400</text:p>
          </table:table-cell>
          <table:table-cell table:number-columns-repeated="16383"/>
        </table:table-row>
        <table:table-row table:style-name="ro1">
          <table:table-cell office:value-type="time" office:time-value="PT35097H41M28S" table:style-name="ce2">
            <text:p>09:41:28.500</text:p>
          </table:table-cell>
          <table:table-cell table:number-columns-repeated="16383"/>
        </table:table-row>
        <table:table-row table:style-name="ro1">
          <table:table-cell office:value-type="time" office:time-value="PT35099H25M21S" table:style-name="ce2">
            <text:p>11:25:21.600</text:p>
          </table:table-cell>
          <table:table-cell table:number-columns-repeated="16383"/>
        </table:table-row>
        <table:table-row table:style-name="ro1">
          <table:table-cell office:value-type="time" office:time-value="PT35101H9M14S" table:style-name="ce2">
            <text:p>13:09:14.700</text:p>
          </table:table-cell>
          <table:table-cell table:number-columns-repeated="16383"/>
        </table:table-row>
        <table:table-row table:style-name="ro1">
          <table:table-cell office:value-type="time" office:time-value="PT35102H53M7S" table:style-name="ce2">
            <text:p>14:53:07.800</text:p>
          </table:table-cell>
          <table:table-cell table:number-columns-repeated="16383"/>
        </table:table-row>
        <table:table-row table:style-name="ro1">
          <table:table-cell office:value-type="time" office:time-value="PT35104H37M0S" table:style-name="ce2">
            <text:p>16:37:00.900</text:p>
          </table:table-cell>
          <table:table-cell table:number-columns-repeated="16383"/>
        </table:table-row>
        <table:table-row table:style-name="ro1">
          <table:table-cell office:value-type="time" office:time-value="PT35106H20M54S" table:style-name="ce2">
            <text:p>18:20:54.000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ohn</meta:initial-creator>
    <dc:creator>Will Ayd</dc:creator>
    <meta:creation-date>2014-04-23T22:40:48Z</meta:creation-date>
    <dc:date>2019-06-29T16:43:04Z</dc:date>
  </office:meta>
</office:document-meta>
</file>